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6pt" style:font-size-asian="16pt" style:font-size-complex="16pt"/>
    </style:style>
    <style:style style:name="P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" style:family="paragraph">
      <style:paragraph-properties fo:text-align="start" style:writing-mode="lr-tb"/>
      <style:text-properties fo:font-weight="normal" style:font-weight-asian="normal" style:font-weight-complex="normal"/>
    </style:style>
    <style:style style:name="P5" style:family="paragraph">
      <loext:graphic-properties draw:fill="none"/>
      <style:text-properties fo:font-size="14.1000003814697pt" fo:font-weight="normal" style:font-size-asian="14.1000003814697pt" style:font-weight-asian="normal" style:font-size-complex="14.1000003814697pt" style:font-weight-complex="normal"/>
    </style:style>
    <style:style style:name="T1" style:family="text">
      <style:text-properties fo:color="#000000" loext:opacity="100%" style:font-name="Calibri1" fo:font-size="16pt" fo:font-weight="bold" style:font-size-asian="16pt" style:font-weight-asian="bold" style:font-name-complex="Calibri1" style:font-size-complex="16pt" style:font-weight-complex="bold"/>
    </style:style>
    <style:style style:name="T2" style:family="text">
      <style:text-properties fo:color="#000000" loext:opacity="100%" style:font-name="TimesNewRoman1" fo:font-size="16pt" fo:font-weight="normal" style:font-size-asian="16pt" style:font-weight-asian="normal" style:font-name-complex="TimesNewRoman1" style:font-size-complex="16pt" style:font-weight-complex="normal"/>
    </style:style>
    <style:style style:name="T3" style:family="text">
      <style:text-properties fo:color="#000000" loext:opacity="100%" style:font-name="Calibri1" fo:font-size="14.1000003814697pt" fo:font-weight="bold" style:font-size-asian="14.1000003814697pt" style:font-weight-asian="bold" style:font-name-complex="Calibri1" style:font-size-complex="14.1000003814697pt" style:font-weight-complex="bold"/>
    </style:style>
    <style:style style:name="T4" style:family="text">
      <style:text-properties fo:color="#000000" loext:opacity="100%" style:font-name="TimesNewRoman1" fo:font-size="14.1000003814697pt" fo:font-weight="normal" style:font-size-asian="14.1000003814697pt" style:font-weight-asian="normal" style:font-name-complex="TimesNewRoman1" style:font-size-complex="14.1000003814697pt" style:font-weight-complex="normal"/>
    </style:style>
    <style:style style:name="T5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9.039cm" svg:height="0.653cm" svg:x="2.541cm" svg:y="2.556cm">
          <draw:text-box>
            <text:p text:style-name="P1"><text:span text:style-name="T1">I</text:span><text:span text:style-name="T1">B</text:span><text:span text:style-name="T1">M</text:span><text:span text:style-name="T1"> </text:span><text:span text:style-name="T1">A</text:span><text:span text:style-name="T1">S</text:span><text:span text:style-name="T1">S</text:span><text:span text:style-name="T1">I</text:span><text:span text:style-name="T1">G</text:span><text:span text:style-name="T1">N</text:span><text:span text:style-name="T1">M</text:span><text:span text:style-name="T1">E</text:span><text:span text:style-name="T1">N</text:span><text:span text:style-name="T1">T</text:span><text:span text:style-name="T1"> </text:span><text:span text:style-name="T1">2</text:span><text:span text:style-name="T1"> </text:span><text:span text:style-name="T1">-</text:span><text:span text:style-name="T1"> </text:span><text:span text:style-name="T1">T</text:span><text:span text:style-name="T1">O</text:span><text:span text:style-name="T1"> </text:span><text:span text:style-name="T1">G</text:span><text:span text:style-name="T1">E</text:span><text:span text:style-name="T1">T</text:span><text:span text:style-name="T1"> </text:span><text:span text:style-name="T1">T</text:span><text:span text:style-name="T1">E</text:span><text:span text:style-name="T1">M</text:span><text:span text:style-name="T1">P</text:span><text:span text:style-name="T1">E</text:span><text:span text:style-name="T1">R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H</text:span><text:span text:style-name="T1">U</text:span><text:span text:style-name="T1">M</text:span><text:span text:style-name="T1">I</text:span><text:span text:style-name="T1">D</text:span><text:span text:style-name="T1">I</text:span><text:span text:style-name="T1">T</text:span><text:span text:style-name="T1">Y</text:span><text:span text:style-name="T1"> </text:span></text:p>
          </draw:text-box>
        </draw:frame>
        <draw:frame draw:style-name="gr1" draw:text-style-name="P2" draw:layer="layout" svg:width="19.522cm" svg:height="0.653cm" svg:x="2.541cm" svg:y="3.246cm">
          <draw:text-box>
            <text:p text:style-name="P1"><text:span text:style-name="T1">VALUES AND DETECT ALARM INCASE OF HIGH </text:span><text:span text:style-name="T1">TEMPERATURE.</text:span></text:p>
          </draw:text-box>
        </draw:frame>
        <draw:frame draw:style-name="gr1" draw:text-style-name="P2" draw:layer="layout" svg:width="0.562cm" svg:height="0.628cm" svg:x="17.072cm" svg:y="3.26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494cm" svg:height="0.581cm" svg:x="2.541cm" svg:y="3.93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4.701cm" svg:height="0.581cm" svg:x="2.541cm" svg:y="4.532cm">
          <draw:text-box>
            <text:p text:style-name="P1"><text:span text:style-name="T3">TEAM MEMBERS:</text:span></text:p>
          </draw:text-box>
        </draw:frame>
        <draw:frame draw:style-name="gr2" draw:text-style-name="P3" draw:layer="layout" svg:width="0.494cm" svg:height="0.547cm" svg:x="6.139cm" svg:y="4.55cm">
          <draw:text-box>
            <text:p text:style-name="P1"><text:span text:style-name="T4"><text:s/></text:span></text:p>
          </draw:text-box>
        </draw:frame>
        <draw:frame draw:style-name="gr2" draw:text-style-name="P5" draw:layer="layout" svg:width="4.451cm" svg:height="0.581cm" svg:x="2.541cm" svg:y="5.133cm">
          <draw:text-box>
            <text:p text:style-name="P4"><text:span text:style-name="T5">Brahadeeshram.R</text:span></text:p>
          </draw:text-box>
        </draw:frame>
        <draw:frame draw:style-name="gr2" draw:text-style-name="P3" draw:layer="layout" svg:width="0.494cm" svg:height="0.547cm" svg:x="5.678cm" svg:y="5.15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312cm" svg:height="0.581cm" svg:x="2.541cm" svg:y="5.739cm">
          <draw:text-box>
            <text:p text:style-name="P1"><text:span text:style-name="T5">Harikrishna.S</text:span></text:p>
          </draw:text-box>
        </draw:frame>
        <draw:frame draw:style-name="gr2" draw:text-style-name="P3" draw:layer="layout" svg:width="0.494cm" svg:height="0.547cm" svg:x="4.691cm" svg:y="5.75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931cm" svg:height="0.581cm" svg:x="2.541cm" svg:y="6.34cm">
          <draw:text-box>
            <text:p text:style-name="P1"><text:span text:style-name="T5">Hariharan.S</text:span></text:p>
          </draw:text-box>
        </draw:frame>
        <draw:frame draw:style-name="gr2" draw:text-style-name="P3" draw:layer="layout" svg:width="0.494cm" svg:height="0.547cm" svg:x="5.483cm" svg:y="6.35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2.051cm" svg:height="0.581cm" svg:x="2.541cm" svg:y="6.945cm">
          <draw:text-box>
            <text:p text:style-name="P1"><text:span text:style-name="T5">Harish.P</text:span></text:p>
          </draw:text-box>
        </draw:frame>
        <draw:frame draw:style-name="gr2" draw:text-style-name="P3" draw:layer="layout" svg:width="0.494cm" svg:height="0.581cm" svg:x="2.541cm" svg:y="7.546cm">
          <draw:text-box>
            <text:p text:style-name="P1"><text:span text:style-name="T5"><text:s/></text:span></text:p>
          </draw:text-box>
        </draw:frame>
        <draw:frame draw:style-name="gr2" draw:text-style-name="P3" draw:layer="layout" svg:width="3.876cm" svg:height="0.581cm" svg:x="2.541cm" svg:y="8.478cm">
          <draw:text-box>
            <text:p text:style-name="P1"><text:span text:style-name="T5">import random </text:span></text:p>
          </draw:text-box>
        </draw:frame>
        <draw:frame draw:style-name="gr2" draw:text-style-name="P3" draw:layer="layout" svg:width="7.364cm" svg:height="0.581cm" svg:x="2.541cm" svg:y="9.414cm">
          <draw:text-box>
            <text:p text:style-name="P1"><text:span text:style-name="T5">temp=random.uniform(0,50) </text:span></text:p>
          </draw:text-box>
        </draw:frame>
        <draw:frame draw:style-name="gr2" draw:text-style-name="P3" draw:layer="layout" svg:width="0.494cm" svg:height="0.547cm" svg:x="8.456cm" svg:y="9.433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9.653cm" svg:height="0.581cm" svg:x="2.541cm" svg:y="10.015cm">
          <draw:text-box>
            <text:p text:style-name="P1"><text:span text:style-name="T5">#by using random.uniform function a random float value will be generated for </text:span></text:p>
          </draw:text-box>
        </draw:frame>
        <draw:frame draw:style-name="gr2" draw:text-style-name="P3" draw:layer="layout" svg:width="2.292cm" svg:height="0.581cm" svg:x="2.541cm" svg:y="10.621cm">
          <draw:text-box>
            <text:p text:style-name="P1"><text:span text:style-name="T5">temp for </text:span></text:p>
          </draw:text-box>
        </draw:frame>
        <draw:frame draw:style-name="gr2" draw:text-style-name="P3" draw:layer="layout" svg:width="0.494cm" svg:height="0.547cm" svg:x="4.412cm" svg:y="10.63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363cm" svg:height="0.581cm" svg:x="2.541cm" svg:y="11.222cm">
          <draw:text-box>
            <text:p text:style-name="P1"><text:span text:style-name="T5">#example:25.718184973594976 </text:span></text:p>
          </draw:text-box>
        </draw:frame>
        <draw:frame draw:style-name="gr2" draw:text-style-name="P3" draw:layer="layout" svg:width="0.494cm" svg:height="0.547cm" svg:x="9.125cm" svg:y="11.2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7.444cm" svg:height="0.581cm" svg:x="2.541cm" svg:y="11.823cm">
          <draw:text-box>
            <text:p text:style-name="P1"><text:span text:style-name="T5">print("TEMPERATURE:",temp) </text:span></text:p>
          </draw:text-box>
        </draw:frame>
        <draw:frame draw:style-name="gr2" draw:text-style-name="P3" draw:layer="layout" svg:width="5.628cm" svg:height="0.581cm" svg:x="2.541cm" svg:y="12.759cm">
          <draw:text-box>
            <text:p text:style-name="P1"><text:span text:style-name="T5">temp=round(temp, 2) </text:span></text:p>
          </draw:text-box>
        </draw:frame>
        <draw:frame draw:style-name="gr2" draw:text-style-name="P3" draw:layer="layout" svg:width="0.494cm" svg:height="0.547cm" svg:x="7.025cm" svg:y="12.77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9.662cm" svg:height="0.581cm" svg:x="2.541cm" svg:y="13.364cm">
          <draw:text-box>
            <text:p text:style-name="P1"><text:span text:style-name="T5">#by using round of function the decimal points in the temp will be reduced for </text:span></text:p>
          </draw:text-box>
        </draw:frame>
        <draw:frame draw:style-name="gr2" draw:text-style-name="P3" draw:layer="layout" svg:width="3.562cm" svg:height="0.581cm" svg:x="2.541cm" svg:y="14.012cm">
          <draw:text-box>
            <text:p text:style-name="P1"><text:span text:style-name="T5">example:25.7 </text:span></text:p>
          </draw:text-box>
        </draw:frame>
        <draw:frame draw:style-name="gr2" draw:text-style-name="P3" draw:layer="layout" svg:width="7.444cm" svg:height="0.581cm" svg:x="2.541cm" svg:y="14.943cm">
          <draw:text-box>
            <text:p text:style-name="P1"><text:span text:style-name="T5">print("TEMPERATURE:",temp) </text:span></text:p>
          </draw:text-box>
        </draw:frame>
        <draw:frame draw:style-name="gr2" draw:text-style-name="P3" draw:layer="layout" svg:width="16.127cm" svg:height="0.581cm" svg:x="2.541cm" svg:y="15.879cm">
          <draw:text-box>
            <text:p text:style-name="P1"><text:span text:style-name="T5">#by using if condtion &amp; elif condition the temp level is observed </text:span></text:p>
          </draw:text-box>
        </draw:frame>
        <draw:frame draw:style-name="gr2" draw:text-style-name="P3" draw:layer="layout" svg:width="0.494cm" svg:height="0.547cm" svg:x="15.426cm" svg:y="15.89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465cm" svg:height="0.581cm" svg:x="2.541cm" svg:y="16.48cm">
          <draw:text-box>
            <text:p text:style-name="P1"><text:span text:style-name="T5">if(temp&lt;=0): </text:span></text:p>
          </draw:text-box>
        </draw:frame>
        <draw:frame draw:style-name="gr2" draw:text-style-name="P3" draw:layer="layout" svg:width="4.447cm" svg:height="0.581cm" svg:x="2.541cm" svg:y="17.412cm">
          <draw:text-box>
            <text:p text:style-name="P1"><text:span text:style-name="T5">print("very cold") </text:span></text:p>
          </draw:text-box>
        </draw:frame>
        <draw:frame draw:style-name="gr2" draw:text-style-name="P3" draw:layer="layout" svg:width="4.223cm" svg:height="0.581cm" svg:x="2.541cm" svg:y="18.347cm">
          <draw:text-box>
            <text:p text:style-name="P1"><text:span text:style-name="T5">elif(temp&lt;=20): </text:span></text:p>
          </draw:text-box>
        </draw:frame>
        <draw:frame draw:style-name="gr2" draw:text-style-name="P3" draw:layer="layout" svg:width="3.042cm" svg:height="0.581cm" svg:x="2.541cm" svg:y="19.279cm">
          <draw:text-box>
            <text:p text:style-name="P1"><text:span text:style-name="T5">print("cold")</text:span></text:p>
          </draw:text-box>
        </draw:frame>
        <draw:frame draw:style-name="gr2" draw:text-style-name="P3" draw:layer="layout" svg:width="0.494cm" svg:height="0.547cm" svg:x="5.047cm" svg:y="19.29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223cm" svg:height="0.581cm" svg:x="2.541cm" svg:y="19.88cm">
          <draw:text-box>
            <text:p text:style-name="P1"><text:span text:style-name="T5">elif(temp&lt;=30): </text:span></text:p>
          </draw:text-box>
        </draw:frame>
        <draw:frame draw:style-name="gr2" draw:text-style-name="P3" draw:layer="layout" svg:width="4.9cm" svg:height="0.581cm" svg:x="2.541cm" svg:y="20.815cm">
          <draw:text-box>
            <text:p text:style-name="P1"><text:span text:style-name="T5">print("Room temp")</text:span></text:p>
          </draw:text-box>
        </draw:frame>
        <draw:frame draw:style-name="gr2" draw:text-style-name="P3" draw:layer="layout" svg:width="0.494cm" svg:height="0.547cm" svg:x="6.568cm" svg:y="20.83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223cm" svg:height="0.581cm" svg:x="2.541cm" svg:y="21.418cm">
          <draw:text-box>
            <text:p text:style-name="P1"><text:span text:style-name="T5">elif(temp&lt;=45): </text:span></text:p>
          </draw:text-box>
        </draw:frame>
        <draw:frame draw:style-name="gr2" draw:text-style-name="P3" draw:layer="layout" svg:width="2.982cm" svg:height="0.581cm" svg:x="2.541cm" svg:y="22.353cm">
          <draw:text-box>
            <text:p text:style-name="P1"><text:span text:style-name="T5">print("hot") </text:span></text:p>
          </draw:text-box>
        </draw:frame>
        <draw:frame draw:style-name="gr2" draw:text-style-name="P3" draw:layer="layout" svg:width="0.494cm" svg:height="0.547cm" svg:x="5.005cm" svg:y="22.37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331cm" svg:height="0.581cm" svg:x="2.541cm" svg:y="22.954cm">
          <draw:text-box>
            <text:p text:style-name="P1"><text:span text:style-name="T5">else: </text:span></text:p>
          </draw:text-box>
        </draw:frame>
        <draw:frame draw:style-name="gr2" draw:text-style-name="P3" draw:layer="layout" svg:width="8.354cm" svg:height="0.581cm" svg:x="2.541cm" svg:y="23.886cm">
          <draw:text-box>
            <text:p text:style-name="P1"><text:span text:style-name="T5">print("very hot alarm will be on") </text:span></text:p>
          </draw:text-box>
        </draw:frame>
        <draw:frame draw:style-name="gr2" draw:text-style-name="P3" draw:layer="layout" svg:width="8.422cm" svg:height="0.581cm" svg:x="2.541cm" svg:y="24.821cm">
          <draw:text-box>
            <text:p text:style-name="P1"><text:span text:style-name="T5">humidity=random.randint(0,100) </text:span></text:p>
          </draw:text-box>
        </draw:frame>
        <draw:frame draw:style-name="gr2" draw:text-style-name="P3" draw:layer="layout" svg:width="0.494cm" svg:height="0.547cm" svg:x="9.29cm" svg:y="24.83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9.035cm" svg:height="0.581cm" svg:x="2.541cm" svg:y="25.422cm">
          <draw:text-box>
            <text:p text:style-name="P1"><text:span text:style-name="T5">#by using random.randint function a random int value will be generated for </text:span></text:p>
          </draw:text-box>
        </draw:frame>
        <draw:frame draw:style-name="gr2" draw:text-style-name="P3" draw:layer="layout" svg:width="6.276cm" svg:height="0.581cm" svg:x="2.541cm" svg:y="26.027cm">
          <draw:text-box>
            <text:p text:style-name="P1"><text:span text:style-name="T5">humidity for example:55 </text:span></text:p>
          </draw:text-box>
        </draw:frame>
        <draw:frame draw:style-name="gr2" draw:text-style-name="P3" draw:layer="layout" svg:width="0.494cm" svg:height="0.547cm" svg:x="7.592cm" svg:y="26.046cm">
          <draw:text-box>
            <text:p text:style-name="P1"><text:span text:style-name="T4"><text:s/></text:span></text:p>
          </draw:text-box>
        </draw:frame>
      </draw:page>
      <draw:page draw:name="page2" draw:style-name="dp1" draw:master-page-name="master-page26">
        <draw:frame draw:style-name="gr2" draw:text-style-name="P3" draw:layer="layout" svg:width="7.279cm" svg:height="0.581cm" svg:x="2.541cm" svg:y="2.551cm">
          <draw:text-box>
            <text:p text:style-name="P1"><text:span text:style-name="T5">print ("HUMIDITY:",humidity) </text:span></text:p>
          </draw:text-box>
        </draw:frame>
        <draw:frame draw:style-name="gr2" draw:text-style-name="P3" draw:layer="layout" svg:width="0.494cm" svg:height="0.547cm" svg:x="8.557cm" svg:y="2.56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7.02cm" svg:height="0.581cm" svg:x="2.541cm" svg:y="3.152cm">
          <draw:text-box>
            <text:p text:style-name="P1"><text:span text:style-name="T5">#by using if condtion &amp; elif condition the humidity level is observed </text:span></text:p>
          </draw:text-box>
        </draw:frame>
        <draw:frame draw:style-name="gr2" draw:text-style-name="P3" draw:layer="layout" svg:width="0.494cm" svg:height="0.547cm" svg:x="16.145cm" svg:y="3.1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4.358cm" svg:height="0.581cm" svg:x="2.541cm" svg:y="3.757cm">
          <draw:text-box>
            <text:p text:style-name="P1"><text:span text:style-name="T5">if(humidity==0): </text:span></text:p>
          </draw:text-box>
        </draw:frame>
        <draw:frame draw:style-name="gr2" draw:text-style-name="P3" draw:layer="layout" svg:width="4.976cm" svg:height="0.581cm" svg:x="2.541cm" svg:y="4.689cm">
          <draw:text-box>
            <text:p text:style-name="P1"><text:span text:style-name="T5">print("no humidity")</text:span></text:p>
          </draw:text-box>
        </draw:frame>
        <draw:frame draw:style-name="gr2" draw:text-style-name="P3" draw:layer="layout" svg:width="0.494cm" svg:height="0.547cm" svg:x="6.627cm" svg:y="4.70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116cm" svg:height="0.581cm" svg:x="2.541cm" svg:y="5.294cm">
          <draw:text-box>
            <text:p text:style-name="P1"><text:span text:style-name="T5">elif(humidity&lt;=50): </text:span></text:p>
          </draw:text-box>
        </draw:frame>
        <draw:frame draw:style-name="gr2" draw:text-style-name="P3" draw:layer="layout" svg:width="5.764cm" svg:height="0.581cm" svg:x="2.541cm" svg:y="6.226cm">
          <draw:text-box>
            <text:p text:style-name="P1"><text:span text:style-name="T5">print("humidity is low")</text:span></text:p>
          </draw:text-box>
        </draw:frame>
        <draw:frame draw:style-name="gr2" draw:text-style-name="P3" draw:layer="layout" svg:width="0.494cm" svg:height="0.547cm" svg:x="7.253cm" svg:y="6.24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331cm" svg:height="0.581cm" svg:x="2.541cm" svg:y="6.827cm">
          <draw:text-box>
            <text:p text:style-name="P1"><text:span text:style-name="T5">else: </text:span></text:p>
          </draw:text-box>
        </draw:frame>
        <draw:frame draw:style-name="gr2" draw:text-style-name="P3" draw:layer="layout" svg:width="10.272cm" svg:height="0.581cm" svg:x="2.541cm" svg:y="7.762cm">
          <draw:text-box>
            <text:p text:style-name="P1"><text:span text:style-name="T5">print("humidity is high alarm will be on") </text:span></text:p>
          </draw:text-box>
        </draw:frame>
        <draw:frame draw:style-name="gr2" draw:text-style-name="P3" draw:layer="layout" svg:width="0.494cm" svg:height="0.581cm" svg:x="2.541cm" svg:y="8.69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494cm" svg:height="0.581cm" svg:x="2.541cm" svg:y="9.3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2.639cm" svg:height="0.581cm" svg:x="2.541cm" svg:y="9.901cm">
          <draw:text-box>
            <text:p text:style-name="P1"><text:span text:style-name="T3">OUTPUT: </text:span></text:p>
          </draw:text-box>
        </draw:frame>
        <draw:frame draw:style-name="gr2" draw:text-style-name="P3" draw:layer="layout" svg:width="0.494cm" svg:height="0.547cm" svg:x="4.518cm" svg:y="9.91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994cm" svg:height="0.581cm" svg:x="2.541cm" svg:y="10.502cm">
          <draw:text-box>
            <text:p text:style-name="P1"><text:span text:style-name="T5">TEMPERATURE: 5.14227964069941 </text:span></text:p>
          </draw:text-box>
        </draw:frame>
        <draw:frame draw:style-name="gr2" draw:text-style-name="P3" draw:layer="layout" svg:width="0.494cm" svg:height="0.547cm" svg:x="9.798cm" svg:y="10.521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5.234cm" svg:height="0.581cm" svg:x="2.541cm" svg:y="11.108cm">
          <draw:text-box>
            <text:p text:style-name="P1"><text:span text:style-name="T5">TEMPERATURE: 5.14 </text:span></text:p>
          </draw:text-box>
        </draw:frame>
        <draw:frame draw:style-name="gr2" draw:text-style-name="P3" draw:layer="layout" svg:width="0.494cm" svg:height="0.547cm" svg:x="6.796cm" svg:y="11.12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1.187cm" svg:height="0.581cm" svg:x="2.541cm" svg:y="11.709cm">
          <draw:text-box>
            <text:p text:style-name="P1"><text:span text:style-name="T5">cold </text:span></text:p>
          </draw:text-box>
        </draw:frame>
        <draw:frame draw:style-name="gr2" draw:text-style-name="P3" draw:layer="layout" svg:width="0.494cm" svg:height="0.547cm" svg:x="3.493cm" svg:y="11.727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3.55cm" svg:height="0.581cm" svg:x="2.541cm" svg:y="12.314cm">
          <draw:text-box>
            <text:p text:style-name="P1"><text:span text:style-name="T5">HUMIDITY: 75 </text:span></text:p>
          </draw:text-box>
        </draw:frame>
        <draw:frame draw:style-name="gr2" draw:text-style-name="P3" draw:layer="layout" svg:width="0.494cm" svg:height="0.547cm" svg:x="5.479cm" svg:y="12.332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8.261cm" svg:height="0.581cm" svg:x="2.541cm" svg:y="12.915cm">
          <draw:text-box>
            <text:p text:style-name="P1"><text:span text:style-name="T5">humidity is high alarm will be 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17T23:49:28.460994991</dc:date>
    <meta:editing-duration>PT1M46S</meta:editing-duration>
    <meta:editing-cycles>1</meta:editing-cycles>
    <meta:document-statistic meta:object-count="73"/>
    <meta:generator>LibreOffice/7.3.6.2$Linux_X86_64 LibreOffice_project/30$Build-2</meta:generator>
  </office:meta>
</office:document-meta>
</file>